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" fo:font-size="12pt" fo:font-style="italic" style:font-size-asian="12pt" style:font-style-asian="italic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style:font-size-asian="12pt" style:font-style-asian="italic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style:font-size-asian="12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2pt" style:font-style-asian="italic"/>
    </style:style>
    <style:style style:name="T1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ff0000" style:font-name="Times New Roman1" fo:font-size="14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Image3" text:anchor-type="as-char" svg:y="-2.898cm" svg:width="3.969cm" svg:height="3.969cm" draw:z-index="0"><draw:image xlink:href="file:///C:/dev/github-repositories/MieuxTrierANantes/resources/images/veloenfant_petit.png" xlink:type="simple" xlink:show="embed" xlink:actuate="onLoad"/></draw:frame></text:p>
      <text:p text:style-name="P3"/>
      <text:p text:style-name="P4">Il existe 4 associations spécialisées dans la récupération du vélo sur Nantes :</text:p>
      <text:p text:style-name="P3"/>
      <text:p text:style-name="P4">- Place aux vélos : les Brico-vélo sont des évènements organisés tous les premiers et troisièmes samedis de chaque mois, de 14h à 18h, au n°8 rue d'Auvours. Ces ateliers sont animés par des bénévoles et un salarié de Place au Vélo.</text:p>
      <text:p text:style-name="P3"/>
      <text:p text:style-name="P4">- Vélocampus est une association qui anime des ateliers participatifs et solidaires qui visent à fournir aux participants une certaine autonomie à l'entretien et la réparation de leur vélo. C'est ce qu'on appelle la vélonomie ! Ils permettent de nombreux échanges et une pratique pour acquérir, appliquer et aussi transmettre des savoir-faire dans ce domaine.Nous récupérons tous types de vélos, dans tous les états, pour leur offrir une seconde vie.</text:p>
      <text:p text:style-name="P4"/>
      <text:p text:style-name="P4">- Transformeurs (situé à Nantes, quartier Bellevue). Les vélos sont démontés et réparés avec les membres de l'association. Le jeudi de 17h à 20h, ainsi qu'un amedi sur deux (7 juin, 21 juin, 5 juillet et 19 juillet). ATTENTION, nous ne réparons pas : l'électroménager, les engins à moteurs, les appareils numériques.</text:p>
      <text:p text:style-name="P3"/>
      <text:p text:style-name="P4">- ATAO (situé à Nantes et Saint-Herblain). ATAO est une association de réinsertion. Sur l'activité vélo, pour les entreprises et les particuliers : - vente de bicyclettes remises en état et garanties - location de bicyclettes afin de permettre d'organiser des sorties de groupe - L'entretien de bicyclettes de particuliers ou d'un parc d'entreprise.</text:p>
      <text:p text:style-name="P4"><text:line-break/><text:line-break/>Il existe des associations de réemploi qui récupérent les vélos en plus d'autres déchets : 'La Ressourcerie de l'ïle'…</text:p>
      <text:p text:style-name="P3"><text:span text:style-name="T1"><text:line-break/></text:span><text:span text:style-name="T2">Sources : </text:span><text:span text:style-name="T1">renseigné par les associations sur formulaire de mieuxtrieranantes.fr le 04/06/2014. </text:span></text:p>
      <text:p text:style-name="P3"/>
      <text:p text:style-name="P1"/>
      <text:p text:style-name="Preformatted_20_Text"/>
      <text:p text:style-name="Preformatted_20_Text"/>
      <text:p text:style-name="P1">Réalisé par Mieux Trier à Nantes <text:s/>mieuxtrieranantes.fr - avril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8:46:58.36</meta:creation-date>
    <dc:date>2015-04-20T08:47:21.60</dc:date>
    <meta:editing-duration>P0D</meta:editing-duration>
    <meta:editing-cycles>1</meta:editing-cycles>
    <meta:document-statistic meta:table-count="0" meta:image-count="1" meta:object-count="0" meta:page-count="1" meta:paragraph-count="9" meta:word-count="272" meta:character-count="1709" meta:non-whitespace-character-count="1439"/>
    <meta:generator>LibreOffice/3.5$Windows_x86 LibreOffice_project/7e68ba2-a744ebf-1f241b7-c506db1-7d53735</meta:generator>
  </office:meta>
</office:document-meta>
</file>